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1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9" style:family="paragraph" style:parent-style-name="Text_20_body">
      <style:text-properties style:font-name="Arial" fo:font-size="3pt" fo:language="ru" fo:country="RU" style:font-size-asian="3pt" style:font-size-complex="3pt"/>
    </style:style>
    <style:style style:name="P6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T81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1">S/n: <text:span text:style-name="T46"><text:s/></text:span><text:span text:style-name="T34">$</text:span><text:span text:style-name="T24">allSerial </text:span></text:p>
      <text:p text:style-name="P28"/>
      <text:p text:style-name="P2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4"> <text:s/></text:span></text:span><text:span text:style-name="T72">i</text:span><text:span text:style-name="T73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4"> <text:s/></text:span></text:span><text:span text:style-name="T72">i</text:span><text:span text:style-name="T73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2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3"><text:span text:style-name="T76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6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6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30"/>
      <text:p text:style-name="P23"><text:span text:style-name="T46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8"/>
      <text:p text:style-name="P35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4"><text:line-break/></text:span></text:span><text:span text:style-name="Знак_20_примечания"><text:span text:style-name="T81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2">AT2503B/2 </text:span><text:span text:style-name="T21">(</text:span><text:span text:style-name="T68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4">Dose rate measurement</text:p>
            <text:p text:style-name="P40"><text:span text:style-name="T21">at check point</text:span>,</text:p>
            <text:p text:style-name="P40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6"><text:span text:style-name="T21">Average value</text:span>, </text:p>
            <text:p text:style-name="P37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7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4">Coefficient</text:p>
            <text:p text:style-name="P25"><text:span text:style-name="T30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2">Background</text:p>
          </table:table-cell>
          <table:table-cell table:style-name="t1.B3" office:value-type="string">
            <text:p text:style-name="P45">—</text:p>
          </table:table-cell>
          <table:table-cell table:style-name="t1.B3" office:value-type="string">
            <text:p text:style-name="P60">—</text:p>
          </table:table-cell>
          <table:table-cell table:style-name="t1.D3" office:value-type="string">
            <text:section text:style-name="Sect1" text:name="Раздел5">
              <text:p text:style-name="P45">$1-bg0</text:p>
              <text:p text:style-name="P45">$1-bg1</text:p>
              <text:p text:style-name="P45">$1-bg2</text:p>
              <text:p text:style-name="P45">$1-bg3</text:p>
              <text:p text:style-name="P45">$1-bg4</text:p>
              <text:p text:style-name="P45">$1-bg5</text:p>
              <text:p text:style-name="P45">$1-bg6</text:p>
              <text:p text:style-name="P45">$1-bg7</text:p>
              <text:p text:style-name="P41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<text:span text:style-name="T32">8.0</text:span> <text:span text:style-name="T32">µ</text:span>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5">$1-m11</text:p>
              <text:p text:style-name="P45">$1-m12</text:p>
              <text:p text:style-name="P45">$1-m13</text:p>
              <text:p text:style-name="P45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15">±<text:span text:style-name="T32">16.9</text:span></text:p>
          </table:table-cell>
        </table:table-row>
        <table:table-row>
          <table:table-cell table:style-name="t1.A3" office:value-type="string">
            <text:p text:style-name="P15"><text:span text:style-name="T32">4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5">$1-m21</text:p>
              <text:p text:style-name="P45">$1-m22</text:p>
              <text:p text:style-name="P45">$1-m23</text:p>
              <text:p text:style-name="P45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5">$1-m31</text:p>
              <text:p text:style-name="P45">$1-m32</text:p>
              <text:p text:style-name="P45">$1-m33</text:p>
              <text:p text:style-name="P45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15">±<text:span text:style-name="T32">15.0</text:span>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5">$1-<text:span text:style-name="T32">m</text:span><text:span text:style-name="T21">4</text:span><text:span text:style-name="T32">1</text:span></text:p>
              <text:p text:style-name="P45">$1-<text:span text:style-name="T32">m</text:span><text:span text:style-name="T21">4</text:span><text:span text:style-name="T32">2</text:span></text:p>
              <text:p text:style-name="P45">$1-<text:span text:style-name="T32">m</text:span><text:span text:style-name="T21">4</text:span><text:span text:style-name="T32">3</text:span></text:p>
              <text:p text:style-name="P45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18">±15.8</text:p>
          </table:table-cell>
        </table:table-row>
        <table:table-row>
          <table:table-cell table:style-name="t1.A8" office:value-type="string">
            <text:p text:style-name="P15"><text:span text:style-name="T32">8</text:span>.0 Sv/h</text:p>
          </table:table-cell>
          <table:table-cell table:style-name="t1.B8" office:value-type="string">
            <text:p text:style-name="P16">$1-n<text:span text:style-name="T32">5</text:span></text:p>
          </table:table-cell>
          <table:table-cell table:style-name="t1.B8" office:value-type="string">
            <text:p text:style-name="P16">$1-d<text:span text:style-name="T32">5</text:span></text:p>
          </table:table-cell>
          <table:table-cell table:style-name="t1.D8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5">$1-<text:span text:style-name="T32">m</text:span><text:span text:style-name="T21">5</text:span><text:span text:style-name="T32">1</text:span></text:p>
              <text:p text:style-name="P45">$1-<text:span text:style-name="T32">m</text:span><text:span text:style-name="T21">5</text:span><text:span text:style-name="T32">2</text:span></text:p>
              <text:p text:style-name="P45">$1-<text:span text:style-name="T32">m</text:span><text:span text:style-name="T21">5</text:span><text:span text:style-name="T32">3</text:span></text:p>
              <text:p text:style-name="P45">$1-<text:span text:style-name="T32">m</text:span><text:span text:style-name="T21">5</text:span><text:span text:style-name="T32">4</text:span></text:p>
            </text:section>
          </table:table-cell>
          <table:table-cell table:style-name="t1.B8" office:value-type="string">
            <text:p text:style-name="P16">$1-av<text:span text:style-name="T32">5</text:span></text:p>
          </table:table-cell>
          <table:table-cell table:style-name="t1.B8" office:value-type="string">
            <text:p text:style-name="P16">$1-o<text:span text:style-name="T32">5</text:span></text:p>
          </table:table-cell>
          <table:table-cell table:style-name="t1.B8" office:value-type="string">
            <text:p text:style-name="P9"><text:span text:style-name="T63">±</text:span><text:span text:style-name="T57">19</text:span></text:p>
          </table:table-cell>
          <table:table-cell table:style-name="t1.B8" office:value-type="string">
            <text:p text:style-name="P16">$1-q<text:span text:style-name="T32">5</text:span></text:p>
          </table:table-cell>
          <table:table-cell table:style-name="t1.I8" office:value-type="string">
            <text:p text:style-name="P20">±<text:span text:style-name="T32">23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0"><text:span text:style-name="T2">AT2503B/2 </text:span><text:span text:style-name="T21">(</text:span><text:span text:style-name="T68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1"><text:span text:style-name="T2">Actual dose value</text:span><text:span text:style-name="T1">,</text:span></text:p>
            <text:p text:style-name="P41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3"><text:span text:style-name="T33">Ḣ</text:span><text:span text:style-name="T42">oi</text:span><text:span text:style-name="T55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9">on source / </text:span></text:p>
            <text:p text:style-name="P53">d, cm</text:p>
          </table:table-cell>
          <table:table-cell table:style-name="s1.B2" table:number-columns-spanned="3" office:value-type="string">
            <text:p text:style-name="P42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7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1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1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1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i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9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15">±<text:span text:style-name="T32">18.8</text:span>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9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15">±<text:span text:style-name="T32">15.0</text:span></text:p>
          </table:table-cell>
        </table:table-row>
      </table:table>
      <text:p text:style-name="P5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Calibrated by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7">Technical control: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0:52.95</dc:date>
    <meta:editing-duration>P3DT16H40M19S</meta:editing-duration>
    <meta:editing-cycles>471</meta:editing-cycles>
    <meta:generator>OpenOffice/4.1.6$Win32 OpenOffice.org_project/416m1$Build-9790</meta:generator>
    <meta:document-statistic meta:table-count="3" meta:image-count="1" meta:object-count="0" meta:page-count="1" meta:paragraph-count="161" meta:word-count="356" meta:character-count="2427"/>
  </office:meta>
</office:document-meta>
</file>